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Liberation Serif" officeooo:paragraph-rsid="002e097e"/>
    </style:style>
    <style:style style:name="P2" style:family="paragraph" style:parent-style-name="Numbering_20_1">
      <style:text-properties officeooo:rsid="002add6b" officeooo:paragraph-rsid="002add6b"/>
    </style:style>
    <style:style style:name="P3" style:family="paragraph" style:parent-style-name="List_20_2">
      <style:text-properties officeooo:rsid="002add6b" officeooo:paragraph-rsid="002add6b"/>
    </style:style>
    <style:style style:name="P4" style:family="paragraph" style:parent-style-name="List_20_2_20_Cont.">
      <style:text-properties officeooo:rsid="002ec3fd" officeooo:paragraph-rsid="002ec3fd"/>
    </style:style>
    <style:style style:name="P5" style:family="paragraph" style:parent-style-name="Header">
      <style:text-properties style:font-name="Liberation Serif" officeooo:rsid="002b9e5e" officeooo:paragraph-rsid="002ec3fd"/>
    </style:style>
    <style:style style:name="T1" style:family="text">
      <style:text-properties style:font-name="Liberation Serif"/>
    </style:style>
    <style:style style:name="T2" style:family="text">
      <style:text-properties officeooo:rsid="003186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lentos Gallup</text:span></text:p>
      <text:list xml:id="list146260986" text:style-name="Numbering_20_123">
        <text:list-item>
          <text:p text:style-name="Numbering_20_1">Mis talentos en acción. </text:p>
        </text:list-item>
      </text:list>
      <text:list xml:id="list2004688682" text:style-name="List_20_2">
        <text:list-item>
          <text:p text:style-name="List_20_2">Obtienes lo mejor de mí cuando: </text:p>
        </text:list-item>
      </text:list>
      <text:p text:style-name="P4">Encuentro empatía, afinidad, consideración y no me siento presionado. </text:p>
      <text:list xml:id="list225056740692103" text:continue-numbering="true" text:style-name="List_20_2">
        <text:list-item>
          <text:p text:style-name="List_20_2">Obtienes lo peor de mí cuando: </text:p>
        </text:list-item>
      </text:list>
      <text:p text:style-name="P4">Cuando me siento invadido en mi espacio, </text:p>
      <text:list xml:id="list225056558685903" text:continue-numbering="true" text:style-name="List_20_2">
        <text:list-item>
          <text:p text:style-name="List_20_2">Puedes contar conmigo para:</text:p>
        </text:list-item>
        <text:list-item>
          <text:p text:style-name="List_20_2">Lo que necesito de ti:</text:p>
        </text:list-item>
      </text:list>
      <text:list xml:id="list225056392514509" text:continue-list="list146260986" text:style-name="Numbering_20_123">
        <text:list-item>
          <text:p text:style-name="P2">Mapa de temas.</text:p>
        </text:list-item>
      </text:list>
      <text:list xml:id="list225056240801412" text:continue-list="list225056558685903" text:style-name="List_20_2">
        <text:list-item>
          <text:p text:style-name="P3">Me describo como:</text:p>
        </text:list-item>
        <text:list-item>
          <text:p text:style-name="P3">El valor que aporto:</text:p>
        </text:list-item>
        <text:list-item>
          <text:p text:style-name="P3">El papel que desempeño:</text:p>
        </text:list-item>
        <text:list-item>
          <text:p text:style-name="P3">Las necesidades que tengo:</text:p>
        </text:list-item>
        <text:list-item>
          <text:p text:style-name="P3">Mis motivaciones:</text:p>
        </text:list-item>
      </text:list>
      <text:list xml:id="list225056904081298" text:continue-list="list225056392514509" text:style-name="Numbering_20_123">
        <text:list-item>
          <text:p text:style-name="P2">Notas adicionales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d1f63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3d73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3d73"/>
    </style:style>
    <style:style style:name="Numbering_20_1" style:display-name="Numbering 1" style:family="paragraph" style:parent-style-name="List" style:list-style-name="Numbering_20_123" style:class="list">
      <loext:graphic-properties draw:fill="none" draw:fill-color="#729fcf"/>
      <style:paragraph-properties fo:margin-top="0in" fo:margin-bottom="0.0835in" loext:contextual-spacing="false" fo:background-color="transparent" style:shadow="none">
        <style:tab-stops/>
      </style:paragraph-properties>
      <style:text-properties fo:color="#003d73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margin-top="0in" fo:margin-bottom="0.0799in" loext:contextual-spacing="false" fo:text-indent="0.1598in" style:auto-text-indent="false" style:shadow="none"/>
      <style:text-properties fo:color="#cf3834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3d73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1665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in" style:auto-text-indent="false">
        <style:tab-stops/>
      </style:paragraph-properties>
      <style:text-properties fo:color="#cf3834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list-style-name="" style:class="extra">
      <style:paragraph-properties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erif" officeooo:rsid="002b9e5e" officeooo:paragraph-rsid="002ec3f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Header">Diego Villamil</text:p>
        <text:p text:style-name="MP1">CDMX, <text:date style:data-style-name="N10107" text:date-value="2020-06-29T22:50:55.546931549">29 jun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9T22:50:55.471720789</dc:date>
    <meta:editing-duration>PT5H52M45S</meta:editing-duration>
    <meta:editing-cycles>15</meta:editing-cycles>
    <dc:creator>Diego Villamil</dc:creator>
    <meta:document-statistic meta:table-count="0" meta:image-count="0" meta:object-count="0" meta:page-count="1" meta:paragraph-count="17" meta:word-count="83" meta:character-count="444" meta:non-whitespace-character-count="385"/>
  </office:meta>
</office:document-meta>
</file>